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draw:auto-grow-height="true" fo:min-height="9.134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473cm"/>
    </style:style>
    <style:style style:name="pr5" style:family="presentation" style:parent-style-name="Default-outline1">
      <style:graphic-properties fo:min-height="8.884cm"/>
    </style:style>
    <style:style style:name="pr6" style:family="presentation" style:parent-style-name="Default-title">
      <style:graphic-properties draw:auto-grow-height="true" fo:min-height="2.629cm"/>
    </style:style>
    <style:style style:name="P1" style:family="paragraph">
      <style:text-properties fo:color="#99ff66" style:font-name="Liberation Serif1" fo:font-size="28pt" fo:background-color="#000000" style:font-size-asian="28pt" style:font-size-complex="28pt"/>
    </style:style>
    <style:style style:name="P2" style:family="paragraph">
      <loext:graphic-properties draw:fill-color="#ffffff"/>
      <style:text-properties fo:color="#99ff66" style:font-name="Liberation Serif1" fo:font-size="32pt" fo:background-color="#000000"/>
    </style:style>
    <style:style style:name="P3" style:family="paragraph">
      <loext:graphic-properties draw:fill-color="#ffffff"/>
    </style:style>
    <style:style style:name="P4" style:family="paragraph">
      <style:text-properties fo:color="#99ff66" style:font-name="Liberation Serif1"/>
    </style:style>
    <style:style style:name="T1" style:family="text">
      <style:text-properties fo:color="#99ff66" style:font-name="Liberation Serif1" fo:font-size="28pt" fo:background-color="#000000" style:font-size-asian="28pt" style:font-size-complex="28pt"/>
    </style:style>
    <style:style style:name="T2" style:family="text">
      <style:text-properties fo:color="#99ff66" style:font-name="Liberation Serif1" fo:font-size="14pt" fo:background-color="#000000" style:font-size-asian="14pt" style:font-size-complex="14pt"/>
    </style:style>
    <style:style style:name="T3" style:family="text">
      <style:text-properties fo:color="#99ff66" style:font-name="Liberation Serif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Self-assessment of security in cloud deployment</text:span></text:p>
          </draw:text-box>
        </draw:frame>
        <draw:frame presentation:style-name="pr2" draw:text-style-name="P2" draw:layer="layout" svg:width="25.199cm" svg:height="9.134cm" svg:x="1.4cm" svg:y="3.685cm" presentation:class="subtitle" presentation:user-transformed="true">
          <draw:text-box>
            <text:p><text:span text:style-name="T1">Pinja Koskinen &amp; Vesa Simola</text:span></text:p>
            <text:p><text:span text:style-name="T2">(2019)</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4" draw:layer="layout" svg:width="25.199cm" svg:height="3.473cm" svg:x="1.4cm" svg:y="0.206cm" presentation:class="title" presentation:user-transformed="true">
          <draw:text-box>
            <text:p><text:span text:style-name="T3">Don’t we already have enough of these standards and criterion?</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Ease of use combined with the flexibility of different cloud delivery models has led to significant increases in the numbers of applications running on cloud platforms.</text:span></text:p>
              </text:list-item>
              <text:list-item>
                <text:p><text:span text:style-name="T3">Applications running on cloud have same requirements for security as traditionally hosted ones.</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4" draw:layer="layout" svg:width="25.199cm" svg:height="3.473cm" svg:x="1.4cm" svg:y="0.206cm" presentation:class="title" presentation:user-transformed="true">
          <draw:text-box>
            <text:p><text:span text:style-name="T3">But doesn’t cloud just make it easier to meet the security requirement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Cloud services have radically different approaches on distribution of responsibilities, technical dependencies and requirements for life-cycle management.</text:span></text:p>
              </text:list-item>
              <text:list-item>
                <text:p><text:span text:style-name="T3">Both the customer and cloud service provider have to be compliant.</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text:span text:style-name="T3">Self-assessment sheet to the rescue</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Aims for straightforward, check-list like approach to evaluate the security posture and maturity.</text:span></text:p>
              </text:list-item>
              <text:list-item>
                <text:p><text:span text:style-name="T3">17 Questions based on literature review of <text:s/>national criterion, literature and best practices.</text:span></text:p>
              </text:list-item>
              <text:list-item>
                <text:p><text:span text:style-name="T3">Written for Traficom and NCSC-FI</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text:span text:style-name="T3">What kind of issues are highlighted?</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Processes and management: Importance of topics such as RTO, RPO, change management and how these are handled on both sides of the customer – service provider relationship.</text:span></text:p>
              </text:list-item>
              <text:list-item>
                <text:p><text:span text:style-name="T3">Technical requirements: Sufficiently redundant connectivity, segregation of duties, data redundancy and encryption.</text:span></text:p>
              </text:list-item>
              <text:list-item>
                <text:p><text:span text:style-name="T3">Physical security: Service provider is responsible of this, but how is this handled?</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text:span text:style-name="T3">Key findings 1/2</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Not much literature available that is directly aimed at auditing cloud security.</text:span></text:p>
              </text:list-item>
              <text:list-item>
                <text:p><text:span text:style-name="T3">Literature and best practices from other disciplines of IT or even completely different industries were applied to cloud context.</text:span></text:p>
              </text:list-item>
              <text:list-item>
                <text:p><text:span text:style-name="T3">All in all, over 15 questions to investigate internally or with the service provider were found.</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text-style-name="P4" draw:layer="layout" svg:width="25.199cm" svg:height="2.629cm" svg:x="1.4cm" svg:y="0.628cm" presentation:class="title" presentation:user-transformed="true">
          <draw:text-box>
            <text:p><text:span text:style-name="T3">Key findings 2/2</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Encryption and connectivity are more challenging.</text:span></text:p>
              </text:list-item>
              <text:list-item>
                <text:p><text:span text:style-name="T3">Classical change management and IT governance still applies but it is more difficult to implement in cloud as services can be created more easily, decommissioning is still nightmare if not planned properly.</text:span></text:p>
              </text:list-item>
              <text:list-item>
                <text:p><text:span text:style-name="T3">Cloud provides easy to deploy security features, but they need to be properly activated.</text:span></text:p>
                <text:p><text:span text:style-name="T3"/></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4" draw:layer="layout" svg:width="25.199cm" svg:height="2.629cm" svg:x="1.4cm" svg:y="0.628cm" presentation:class="title" presentation:user-transformed="true">
          <draw:text-box>
            <text:p><text:span text:style-name="T3">Few words about the thesis work</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As an after thought, it would have made things easier if we would have started way sooner.</text:span></text:p>
              </text:list-item>
              <text:list-item>
                <text:p><text:span text:style-name="T3">First version was a complete mess, but it made it bit easier to understand some of logic behind getting the thesis accepted.</text:span></text:p>
              </text:list-item>
              <text:list-item>
                <text:p><text:span text:style-name="T3">In the end, we wrote the whole thing quite quickly once we decided to put our mind to it.</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0T18:06:46.361256018</meta:creation-date>
    <dc:date>2019-04-11T17:21:30.664289388</dc:date>
    <meta:editing-duration>PT19M38S</meta:editing-duration>
    <meta:editing-cycles>3</meta:editing-cycles>
    <meta:generator>LibreOffice/5.1.6.2$Linux_X86_64 LibreOffice_project/10m0$Build-2</meta:generator>
    <meta:document-statistic meta:object-count="53"/>
  </office:meta>
</office:document-meta>
</file>